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OutputModule.g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ttributeOutputModule.setAttribute( Configuration modeConf , Map objectModel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ssionAttributeOutputModule.commit( Configuration modeConf , Map objectMod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ssionAttributeOutputModule.rollback( Configuration modeConf , Map objectModel , Exception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